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20440+51149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4"/></text:span><text:span text:style-name="T4">מקבץ דיור 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רצוג 5 (פינת הרצל)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8"/>9543111 <text:s text:c="13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ראובן פאהק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עמדת פיקוד הכבאים בדלפק כניסה ראשית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ברחבות ההערכות לרכבי כיבוי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ראובן פאהק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-763163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ולדימיר גליקין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-763163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ריה לבקוב</text:p>
          </table:table-cell>
          <table:table-cell table:style-name="Table2.A1" office:value-type="string">
            <text:p text:style-name="P14">מהנדס החבר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-763163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אירנה שפק</text:p>
          </table:table-cell>
          <table:table-cell table:style-name="Table2.A1" office:value-type="string">
            <text:p text:style-name="P14">מנהל ה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4">050-6442005</text:span>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אוכלוסיה מבוגרת שאינה מדברת עברית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גנרטור מרתף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אין שימוש בגפ"מ מערכת על לחץ בחדרי המדרגות, חלונות פתיחה אוט' בשטח ציבורי בכל קומות </text:p>
          </table:table-cell>
        </table:table-row>
        <table:table-row table:style-name="Table5.1">
          <table:table-cell table:style-name="Table5.A1" office:value-type="string">
            <text:p text:style-name="P14">המבנה, שחרור עשן ע"י מפוחים מקומת המרתף, גנרטור בקומת המרתף </text:p>
          </table:table-cell>
        </table:table-row>
        <table:table-row table:style-name="Table5.1">
          <table:table-cell table:style-name="Table5.A1" office:value-type="string">
            <text:p text:style-name="P14">משאבות הידרנטים על הגג המבנה , מתזים וגלאים בכל הבניין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1:05:00</meta:creation-date>
    <dc:creator>מיכאל נפתלייב</dc:creator>
    <dc:date>2013-08-14T11:05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9" meta:word-count="186" meta:character-count="1617"/>
    <meta:generator>OpenOffice/4.0.1$Win32 OpenOffice.org_project/401m5$Build-9714</meta:generator>
  </office:meta>
</office:document-meta>
</file>